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820000009695B8D744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1" svg:font-family="'Linux Libertine G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b6129" style:font-name-asian="Tahoma1" style:font-size-asian="11pt" style:font-name-complex="Tahoma1" style:font-size-complex="11pt"/>
    </style:style>
    <style:style style:name="P9" style:family="paragraph" style:parent-style-name="Standard">
      <style:text-properties style:font-name="Liberation Serif" fo:font-size="12pt" fo:font-weight="normal" officeooo:rsid="00433940" officeooo:paragraph-rsid="00433940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433940" officeooo:paragraph-rsid="006fe167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650e69" officeooo:paragraph-rsid="00650e69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650e69" officeooo:paragraph-rsid="008b6129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6a8b8e" officeooo:paragraph-rsid="006a8b8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6a8b8e" officeooo:paragraph-rsid="00650e69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6a8b8e" officeooo:paragraph-rsid="006fe167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8b6129" officeooo:paragraph-rsid="008b6129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85e9db" officeooo:paragraph-rsid="0069510c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officeooo:rsid="00433940" officeooo:paragraph-rsid="006fe167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433940" officeooo:paragraph-rsid="00433940" style:font-size-asian="12pt" style:font-size-complex="12pt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" fo:font-size="12pt" fo:font-style="normal" fo:font-weight="normal" officeooo:rsid="0368ed9f" officeooo:paragraph-rsid="008d7a3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Liberation Serif" fo:font-style="normal" fo:font-weight="normal" officeooo:rsid="0368ed9f" officeooo:paragraph-rsid="00719c39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Liberation Serif" fo:font-style="normal" fo:font-weight="normal" officeooo:rsid="03affb66" officeooo:paragraph-rsid="008e0ec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4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5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6" style:family="paragraph" style:parent-style-name="Standard">
      <style:paragraph-properties fo:break-before="page"/>
      <style:text-properties style:font-name="Liberation Serif" fo:font-size="12pt" officeooo:rsid="00433940" officeooo:paragraph-rsid="00719c39" style:font-size-asian="12pt" style:font-size-complex="12pt"/>
    </style:style>
    <style:style style:name="P27" style:family="paragraph" style:parent-style-name="Standard">
      <style:paragraph-properties fo:break-before="page"/>
      <style:text-properties style:font-name="Liberation Serif" fo:font-size="12pt" fo:font-weight="normal" officeooo:rsid="006a8b8e" officeooo:paragraph-rsid="006a8b8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29" style:family="paragraph" style:parent-style-name="Standard">
      <style:paragraph-properties fo:text-align="center" style:justify-single-word="false"/>
      <style:text-properties style:text-position="0% 100%" style:font-name="Tahoma" officeooo:rsid="00911795" officeooo:paragraph-rsid="00911795" style:font-name-asian="Tahoma1" style:font-name-complex="Tahoma1"/>
    </style:style>
    <style:style style:name="P30" style:family="paragraph" style:parent-style-name="Standard" style:list-style-name="L16">
      <style:text-properties style:font-name="Liberation Serif" fo:font-style="normal" fo:font-weight="normal" officeooo:rsid="03af8b89" style:font-style-asian="normal" style:font-weight-asian="normal" style:font-style-complex="normal" style:font-weight-complex="normal"/>
    </style:style>
    <style:style style:name="P31" style:family="paragraph" style:parent-style-name="Standard" style:list-style-name="L16">
      <style:paragraph-properties fo:line-height="150%" fo:text-align="start" style:justify-single-word="false"/>
      <style:text-properties style:font-name="Liberation Serif" fo:font-style="normal" fo:font-weight="normal" officeooo:rsid="03af8b89" officeooo:paragraph-rsid="008d7a3f" style:font-style-asian="normal" style:font-weight-asian="normal" style:font-style-complex="normal" style:font-weight-complex="normal"/>
    </style:style>
    <style:style style:name="P32" style:family="paragraph" style:parent-style-name="Standard" style:list-style-name="L16">
      <style:paragraph-properties fo:line-height="150%" fo:text-align="start" style:justify-single-word="false"/>
      <style:text-properties style:font-name="Liberation Serif" fo:font-style="normal" fo:font-weight="normal" officeooo:rsid="008d7a3f" officeooo:paragraph-rsid="008d7a3f" style:font-style-asian="normal" style:font-weight-asian="normal" style:font-style-complex="normal" style:font-weight-complex="normal"/>
    </style:style>
    <style:style style:name="P33" style:family="paragraph" style:parent-style-name="Standard" style:list-style-name="L16">
      <style:paragraph-properties fo:line-height="150%" fo:text-align="start" style:justify-single-word="false"/>
      <style:text-properties style:font-name="Liberation Serif" fo:font-style="normal" fo:font-weight="normal" officeooo:rsid="03b507b8" officeooo:paragraph-rsid="008d7a3f" style:font-style-asian="normal" style:font-weight-asian="normal" style:font-style-complex="normal" style:font-weight-complex="normal"/>
    </style:style>
    <style:style style:name="P34" style:family="paragraph" style:parent-style-name="Standard" style:list-style-name="L17">
      <style:paragraph-properties fo:line-height="150%" fo:text-align="start" style:justify-single-word="false"/>
      <style:text-properties style:font-name="Liberation Serif" fo:font-size="12pt" fo:font-weight="normal" officeooo:rsid="03b0965c" officeooo:paragraph-rsid="0090947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style:font-name="Liberation Serif" fo:font-size="12pt" fo:font-weight="normal" officeooo:rsid="00744b84" officeooo:paragraph-rsid="0090947f" style:font-size-asian="12pt" style:font-weight-asian="normal" style:font-size-complex="12pt" style:font-weight-complex="normal"/>
    </style:style>
    <style:style style:name="P36" style:family="paragraph" style:parent-style-name="Standard" style:list-style-name="L17">
      <style:paragraph-properties fo:line-height="150%" fo:text-align="start" style:justify-single-word="false"/>
      <style:text-properties officeooo:paragraph-rsid="008e0ecf"/>
    </style:style>
    <style:style style:name="P37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8" style:family="paragraph">
      <style:paragraph-properties fo:text-align="start"/>
      <style:text-properties fo:font-size="18pt"/>
    </style:style>
    <style:style style:name="P39" style:family="paragraph">
      <style:paragraph-properties fo:margin-left="0in" fo:margin-right="0in" fo:margin-top="0in" fo:margin-bottom="0in" fo:line-height="0.1665in" fo:text-align="start" fo:text-indent="0in"/>
    </style:style>
    <style:style style:name="P40" style:family="paragraph">
      <style:paragraph-properties fo:margin-left="0in" fo:margin-right="0in" fo:margin-top="0in" fo:margin-bottom="0in" fo:line-height="100%" fo:text-indent="0in"/>
    </style:style>
    <style:style style:name="P41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ce741"/>
    </style:style>
    <style:style style:name="T7" style:family="text">
      <style:text-properties officeooo:rsid="0032af4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b6129" style:font-weight-asian="bold" style:font-weight-complex="bold"/>
    </style:style>
    <style:style style:name="T10" style:family="text">
      <style:text-properties fo:font-weight="bold" officeooo:rsid="008d7a3f" style:font-weight-asian="bold" style:font-weight-complex="bold"/>
    </style:style>
    <style:style style:name="T11" style:family="text">
      <style:text-properties fo:font-weight="bold" officeooo:rsid="008e0ecf" style:font-weight-asian="bold" style:font-weight-complex="bold"/>
    </style:style>
    <style:style style:name="T12" style:family="text">
      <style:text-properties officeooo:rsid="003e31cb"/>
    </style:style>
    <style:style style:name="T13" style:family="text">
      <style:text-properties officeooo:rsid="006c1a9c"/>
    </style:style>
    <style:style style:name="T14" style:family="text">
      <style:text-properties officeooo:rsid="006d742f"/>
    </style:style>
    <style:style style:name="T15" style:family="text">
      <style:text-properties officeooo:rsid="00744b84"/>
    </style:style>
    <style:style style:name="T16" style:family="text">
      <style:text-properties style:font-name="Liberation Serif" fo:font-style="normal" fo:font-weight="normal" officeooo:rsid="03b0965c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fo:font-weight="normal" officeooo:rsid="03affb66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normal" officeooo:rsid="008e0ecf" style:font-style-asian="normal" style:font-weight-asian="normal" style:font-style-complex="normal" style:font-weight-complex="normal"/>
    </style:style>
    <style:style style:name="T19" style:family="text">
      <style:text-properties officeooo:rsid="008d7a3f"/>
    </style:style>
    <style:style style:name="T20" style:family="text">
      <style:text-properties officeooo:rsid="03af0125"/>
    </style:style>
    <style:style style:name="T21" style:family="text">
      <style:text-properties officeooo:rsid="008e0ecf"/>
    </style:style>
    <style:style style:name="T22" style:family="text">
      <style:text-properties officeooo:rsid="03b0965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8e5600" style:font-style-asian="normal" style:font-style-complex="normal"/>
    </style:style>
    <style:style style:name="T25" style:family="text">
      <style:text-properties fo:font-style="normal" officeooo:rsid="008e0ecf" style:font-style-asian="normal" style:font-style-complex="normal"/>
    </style:style>
    <style:style style:name="T26" style:family="text">
      <style:text-properties officeooo:rsid="00911795"/>
    </style:style>
    <style:style style:name="T27" style:family="text">
      <style:text-properties style:use-window-font-color="tru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Nom del alumne/a: <text:s text:c="7"/></text:p>
      <text:p text:style-name="P23"><draw:custom-shape text:anchor-type="paragraph" draw:z-index="3" draw:name="Image1" draw:style-name="gr2" draw:text-style-name="P38" svg:width="0.948in" svg:height="0.437in" svg:x="5.8335in" svg:y="0.0693in"><text:p text:style-name="P39"><text:span text:style-name="T27"/></text:p><text:p text:style-name="P39"><text:span text:style-name="T2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8" svg:width="0.948in" svg:height="0.437in" svg:x="4.6543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8" svg:width="0.948in" svg:height="0.437in" svg:x="4.722in" svg:y="0.0693in"><text:p text:style-name="P39"><text:span text:style-name="T27"/></text:p><text:p text:style-name="P39"><text:span text:style-name="T2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>Qualificació: <text:s text:c="6"/></text:p>
      <text:p text:style-name="P24"><text:s text:c="70"/></text:p>
      <text:p text:style-name="P23"/>
      <text:p text:style-name="P3"><draw:custom-shape text:anchor-type="paragraph" draw:z-index="0" draw:name="Image4" draw:style-name="gr1" draw:text-style-name="P38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Criteris de qualificació:</text:p>
      <text:p text:style-name="P25">Temps: <text:span text:style-name="T7">90 min</text:span></text:p>
      <text:p text:style-name="P25">Observacions: <text:span text:style-name="T12">Cada nombres sense unitat resta 1 punt</text:span></text:p>
      <text:p text:style-name="P7"/>
      <text:p text:style-name="P8"><text:tab/></text:p>
      <text:p text:style-name="P19"><text:span text:style-name="T8">Exercici </text:span><text:span text:style-name="T9">1</text:span><text:span text:style-name="T8">:</text:span><text:tab/><text:tab/><text:tab/><text:tab/><text:tab/><text:tab/><text:tab/><text:tab/><text:tab/><text:tab/><text:tab/><text:tab/><text:tab/><text:tab/><text:tab/><text:tab/><text:span text:style-name="T15">2</text:span> p</text:p>
      <text:p text:style-name="P9"/>
      <text:p text:style-name="P11">D’un inductor es coneixen les següents dades:</text:p>
      <text:p text:style-name="P11"/>
      <text:p text:style-name="P16">Flux magnètic <text:tab/>15 mWb</text:p>
      <text:p text:style-name="P16">Secció del nucli<text:tab/><draw:frame draw:style-name="fr2" draw:name="Object26" text:anchor-type="as-char" svg:y="-0.172in" svg:width="0.5126in" svg:height="0.2083in" draw:z-index="8"><draw:object xlink:href="./Object 26" xlink:type="simple" xlink:show="embed" xlink:actuate="onLoad"/><draw:image xlink:href="./ObjectReplacements/Object 26" xlink:type="simple" xlink:show="embed" xlink:actuate="onLoad"/></draw:frame></text:p>
      <text:p text:style-name="P16">Intensitat<text:tab/><text:tab/><text:tab/>1 A</text:p>
      <text:p text:style-name="P11"/>
      <text:p text:style-name="P11">Llargària<text:tab/><text:tab/><text:tab/>100 mm</text:p>
      <text:p text:style-name="P11">Diàmetre<text:tab/><text:tab/><text:tab/><text:span text:style-name="T14">30</text:span> <text:s/>mm</text:p>
      <text:p text:style-name="P11">Nucli<text:tab/><text:tab/><text:tab/>aire</text:p>
      <text:p text:style-name="P11"/>
      <text:p text:style-name="P11"/>
      <text:p text:style-name="P12">Calcula <text:span text:style-name="T13">la densidat de flux, la intensitat de camp, la força magnetomotriu, el nombre d'espires i la reluctància.</text:span></text:p>
      <text:p text:style-name="P11"/>
      <text:p text:style-name="P17"/>
      <text:p text:style-name="P14"/>
      <text:p text:style-name="P27"/>
      <text:p text:style-name="P18"><text:span text:style-name="T8">Exercici </text:span><text:span text:style-name="T10">2</text:span><text:span text:style-name="T8">:</text:span><text:tab/><text:tab/><text:tab/><text:tab/><text:tab/><text:tab/><text:tab/><text:tab/><text:tab/><text:tab/><text:tab/><text:tab/><text:tab/><text:tab/><text:tab/><text:tab/><text:span text:style-name="T21">2</text:span> p</text:p>
      <text:p text:style-name="P10"><draw:g text:anchor-type="paragraph" draw:z-index="9" draw:style-name="gr4"><draw:frame draw:style-name="gr5" draw:text-style-name="P41" svg:width="0.3512in" svg:height="0.3551in" svg:x="1.1811in" svg:y="2.3154in"><draw:text-box><text:p text:style-name="P40"><text:span text:style-name="T28">L</text:span></text:p></draw:text-box></draw:frame><draw:frame draw:style-name="gr5" draw:text-style-name="P41" svg:width="0.3504in" svg:height="0.3551in" svg:x="2.6776in" svg:y="1.6854in"><draw:text-box><text:p text:style-name="P40"><text:span text:style-name="T28">R</text:span></text:p></draw:text-box></draw:frame><draw:line draw:style-name="gr6" draw:text-style-name="P42" svg:x1="2.9854in" svg:y1="3.7504in" svg:x2="2.9854in" svg:y2="3.2504in"><text:p/></draw:line><draw:line draw:style-name="gr6" draw:text-style-name="P42" svg:x1="2.8673in" svg:y1="3.6252in" svg:x2="2.8673in" svg:y2="3.3752in"><text:p/></draw:line><draw:frame draw:style-name="gr5" draw:text-style-name="P41" svg:width="0.3504in" svg:height="0.3551in" draw:transform="rotate (1.5707963267949) translate (2.95in 3.85625in)"><draw:text-box><text:p text:style-name="P40"><text:span text:style-name="T28">+</text:span></text:p></draw:text-box></draw:frame><draw:frame draw:style-name="gr5" draw:text-style-name="P41" svg:width="0.3504in" svg:height="0.3551in" svg:x="2.5949in" svg:y="3.5087in"><draw:text-box><text:p text:style-name="P40"><text:span text:style-name="T28">-</text:span></text:p></draw:text-box></draw:frame><draw:line draw:style-name="gr6" draw:text-style-name="P42" svg:x1="2.8665in" svg:y1="3.5004in" svg:x2="1.6165in" svg:y2="3.5004in"><text:p/></draw:line><draw:line draw:style-name="gr6" draw:text-style-name="P42" svg:x1="3.7327in" svg:y1="3.5004in" svg:x2="2.9827in" svg:y2="3.5004in"><text:p/></draw:line><draw:custom-shape draw:style-name="gr7" draw:text-style-name="P42" svg:width="0.1976in" svg:height="0.5921in" draw:transform="rotate (1.5707963267949) translate (2.57291666666667in 1.68888888888889in)"><text:p/><draw:enhanced-geometry svg:viewBox="0 0 21600 21600" draw:type="rectangle" draw:enhanced-path="M 0 0 L 21600 0 21600 21600 0 21600 0 0 Z N"/></draw:custom-shape><draw:g draw:style-name="gr8"><draw:g draw:style-name="gr8"><draw:custom-shape draw:style-name="gr9" draw:text-style-name="P42" svg:width="0.1504in" svg:height="0.1496in" draw:transform="rotate (1.5707963267949) translate (1.53263888888889in 2.86180555555556in)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2" svg:x1="1.6083in" svg:y1="2.8606in" svg:x2="1.6083in" svg:y2="2.715in"><text:p/></draw:line></draw:g><draw:g draw:style-name="gr8"><draw:custom-shape draw:style-name="gr9" draw:text-style-name="P42" svg:width="0.1512in" svg:height="0.1504in" draw:transform="rotate (1.5707963267949) translate (1.53263888888889in 2.70486111111111in)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2" svg:x1="1.6083in" svg:y1="2.702in" svg:x2="1.6083in" svg:y2="2.5563in"><text:p/></draw:line></draw:g><draw:g draw:style-name="gr8"><draw:custom-shape draw:style-name="gr9" draw:text-style-name="P42" svg:width="0.1512in" svg:height="0.1496in" draw:transform="rotate (1.5707963267949) translate (1.53402777777778in 2.54791666666667in)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2" svg:x1="1.6083in" svg:y1="2.5457in" svg:x2="1.6083in" svg:y2="2.4in"><text:p/></draw:line></draw:g><draw:g draw:style-name="gr8"><draw:custom-shape draw:style-name="gr9" draw:text-style-name="P42" svg:width="0.1496in" svg:height="0.1504in" draw:transform="rotate (1.5707963267949) translate (1.53472222222222in 2.38888888888889in)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2" svg:x1="1.6091in" svg:y1="2.3874in" svg:x2="1.6091in" svg:y2="2.2417in"><text:p/></draw:line></draw:g></draw:g><draw:line draw:style-name="gr11" draw:text-style-name="P42" svg:x1="2.7724in" svg:y1="1.1004in" svg:x2="2.7724in" svg:y2="1.4886in"><text:p/></draw:line><draw:line draw:style-name="gr6" draw:text-style-name="P42" svg:x1="1.6165in" svg:y1="3.5004in" svg:x2="1.6165in" svg:y2="2.8504in"><text:p/></draw:line><draw:line draw:style-name="gr6" draw:text-style-name="P42" svg:x1="1.6165in" svg:y1="2.2413in" svg:x2="1.6165in" svg:y2="1.5913in"><text:p/></draw:line><draw:line draw:style-name="gr6" draw:text-style-name="P42" svg:x1="2.5654in" svg:y1="1.5945in" svg:x2="1.6146in" svg:y2="1.5945in"><text:p/></draw:line><draw:line draw:style-name="gr6" draw:text-style-name="P42" svg:x1="3.7425in" svg:y1="3.4992in" svg:x2="3.7165in" svg:y2="1.1in"><text:p/></draw:line><draw:line draw:style-name="gr6" draw:text-style-name="P42" svg:x1="3.7201in" svg:y1="1.0945in" svg:x2="2.7693in" svg:y2="1.0945in"><text:p/></draw:line><draw:line draw:style-name="gr6" draw:text-style-name="P42" svg:x1="3.7091in" svg:y1="1.5945in" svg:x2="3.1665in" svg:y2="1.6016in"><text:p/></draw:line><draw:line draw:style-name="gr11" draw:text-style-name="P42" svg:x1="2.5165in" svg:y1="1.2504in" svg:x2="2.0665in" svg:y2="1.2504in"><text:p/></draw:line><draw:frame draw:style-name="gr5" draw:text-style-name="P41" svg:width="3.1787in" svg:height="0.8661in" svg:x="1.3386in" svg:y="0.1898in"><draw:text-box><text:p text:style-name="P40"><text:span text:style-name="T28">L'ajustament del potenciómetre es mou cap a la esquerra.</text:span></text:p></draw:text-box></draw:frame></draw:g>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3710604848939765285" text:style-name="L16">
        <text:list-header>
          <text:p text:style-name="P30"/>
        </text:list-header>
        <text:list-item>
          <text:p text:style-name="P32"><text:span text:style-name="T20">Indica en l</text:span>'<text:span text:style-name="T20">esquema la direcció convencional del corrent.</text:span></text:p>
        </text:list-item>
        <text:list-item>
          <text:p text:style-name="P31"><text:span text:style-name="T19">El</text:span> corrent a tarv<text:span text:style-name="T19">e</text:span>s de l<text:span text:style-name="T19">'</text:span>inductor au<text:span text:style-name="T19">g</text:span>menta o disminue<text:span text:style-name="T19">ix</text:span> varian<text:span text:style-name="T19">t</text:span> l<text:span text:style-name="T19">' </text:span>ajust<text:span text:style-name="T19">ament</text:span> del potenciómetr<text:span text:style-name="T19">e</text:span> com <text:span text:style-name="T19">es</text:span> m<text:span text:style-name="T19">o</text:span>stra <text:span text:style-name="T19">a</text:span> l<text:span text:style-name="T19">'</text:span>esquema? </text:p>
        </text:list-item>
        <text:list-item>
          <text:p text:style-name="P31">¿El fl<text:span text:style-name="T19">ux</text:span> magn<text:span text:style-name="T19">è</text:span>tic de l<text:span text:style-name="T19">'</text:span>inductor au<text:span text:style-name="T19">g</text:span>menta o disminu<text:span text:style-name="T19">eix</text:span>?</text:p>
        </text:list-item>
        <text:list-item>
          <text:p text:style-name="P31">¿El inductor có<text:span text:style-name="T19">o</text:span>m se comporta, com c<text:span text:style-name="T19">à</text:span>r<text:span text:style-name="T19">re</text:span>ga o com generador? </text:p>
        </text:list-item>
        <text:list-item>
          <text:p text:style-name="P33">Indica la polari<text:span text:style-name="T19">t</text:span>a<text:span text:style-name="T19">t</text:span> de la tensió inducida en el inductor.</text:p>
        </text:list-item>
      </text:list>
      <text:p text:style-name="P20"/>
      <text:p text:style-name="P26"><text:span text:style-name="T8">Exercici </text:span><text:span text:style-name="T11">3</text:span><text:span text:style-name="T8">:</text:span><text:tab/><text:tab/><text:tab/><text:tab/><text:tab/><text:tab/><text:tab/><text:tab/><text:tab/><text:tab/><text:tab/><text:tab/><text:tab/><text:tab/><text:tab/><text:tab/><text:span text:style-name="T21">2</text:span> p</text:p>
      <text:p text:style-name="P21"/>
      <text:p text:style-name="P22"><draw:g text:anchor-type="paragraph" draw:z-index="10" draw:style-name="gr4"><draw:line draw:style-name="gr6" draw:text-style-name="P42" svg:x1="1.2012in" svg:y1="1.8244in" svg:x2="1.7012in" svg:y2="1.8244in"><text:p/></draw:line><draw:line draw:style-name="gr6" draw:text-style-name="P42" svg:x1="1.3264in" svg:y1="1.9429in" svg:x2="1.5764in" svg:y2="1.9429in"><text:p/></draw:line><draw:frame draw:style-name="gr5" draw:text-style-name="P41" svg:width="0.3504in" svg:height="0.3551in" svg:x="1.0945in" svg:y="1.5535in"><draw:text-box><text:p text:style-name="P40"><text:span text:style-name="T28">+</text:span></text:p></draw:text-box></draw:frame><draw:frame draw:style-name="gr5" draw:text-style-name="P41" svg:width="0.3504in" svg:height="0.3551in" svg:x="1.0953in" svg:y="1.8681in"><draw:text-box><text:p text:style-name="P40"><text:span text:style-name="T28">-</text:span></text:p></draw:text-box></draw:frame><draw:line draw:style-name="gr6" draw:text-style-name="P42" svg:x1="1.4512in" svg:y1="1.8236in" svg:x2="1.4508in" svg:y2="1.1681in"><text:p/></draw:line><draw:line draw:style-name="gr6" draw:text-style-name="P42" svg:x1="1.4512in" svg:y1="2.6902in" svg:x2="1.4512in" svg:y2="1.9402in"><text:p/></draw:line><draw:custom-shape draw:style-name="gr7" draw:text-style-name="P42" svg:width="0.1976in" svg:height="0.5913in" draw:transform="rotate (1.5707963267949) translate (3.10555555555556in 0.661805555555556in)"><text:p/><draw:enhanced-geometry svg:viewBox="0 0 21600 21600" draw:type="rectangle" draw:enhanced-path="M 0 0 L 21600 0 21600 21600 0 21600 0 0 Z N"/></draw:custom-shape><draw:g draw:style-name="gr8"><draw:g draw:style-name="gr8"><draw:custom-shape draw:style-name="gr9" draw:text-style-name="P42" svg:width="0.1504in" svg:height="0.1496in" svg:x="2.0898in" svg:y="0.490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2" svg:x1="2.0913in" svg:y1="0.5654in" svg:x2="2.237in" svg:y2="0.5654in"><text:p/></draw:line></draw:g><draw:g draw:style-name="gr8"><draw:custom-shape draw:style-name="gr9" draw:text-style-name="P42" svg:width="0.1496in" svg:height="0.1504in" svg:x="2.2472in" svg:y="0.490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2" svg:x1="2.2492in" svg:y1="0.5654in" svg:x2="2.3949in" svg:y2="0.5654in"><text:p/></draw:line></draw:g><draw:g draw:style-name="gr8"><draw:custom-shape draw:style-name="gr9" draw:text-style-name="P42" svg:width="0.1496in" svg:height="0.1496in" svg:x="2.4051in" svg:y="0.490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2" svg:x1="2.4063in" svg:y1="0.5654in" svg:x2="2.552in" svg:y2="0.5654in"><text:p/></draw:line></draw:g><draw:g draw:style-name="gr8"><draw:custom-shape draw:style-name="gr9" draw:text-style-name="P42" svg:width="0.1504in" svg:height="0.1496in" svg:x="2.5618in" svg:y="0.491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42" svg:x1="2.5646in" svg:y1="0.5665in" svg:x2="2.7102in" svg:y2="0.5665in"><text:p/></draw:line></draw:g></draw:g><draw:line draw:style-name="gr6" draw:text-style-name="P42" svg:x1="1.4512in" svg:y1="0.5736in" svg:x2="2.1012in" svg:y2="0.5736in"><text:p/></draw:line><draw:line draw:style-name="gr6" draw:text-style-name="P42" svg:x1="2.7114in" svg:y1="0.5736in" svg:x2="3.1008in" svg:y2="0.5681in"><text:p/></draw:line><draw:line draw:style-name="gr6" draw:text-style-name="P42" svg:x1="4.0508in" svg:y1="2.6681in" svg:x2="4.0669in" svg:y2="0.5728in"><text:p/></draw:line><draw:line draw:style-name="gr6" draw:text-style-name="P42" svg:x1="1.4528in" svg:y1="2.6996in" svg:x2="4.0516in" svg:y2="2.6681in"><text:p/></draw:line><draw:frame draw:style-name="gr5" draw:text-style-name="P41" svg:width="1.1925in" svg:height="0.3551in" svg:x="1.9083in" svg:y="0.0965in"><draw:text-box><text:p text:style-name="P40"><text:span text:style-name="T28">L = 5 H</text:span></text:p></draw:text-box></draw:frame><draw:frame draw:style-name="gr5" draw:text-style-name="P41" svg:width="1.1185in" svg:height="0.3551in" svg:x="2.9071in" svg:y="0.0965in"><draw:text-box><text:p text:style-name="P40"><text:span text:style-name="T28">R = 1 </text:span><text:span text:style-name="T29">Ω</text:span></text:p></draw:text-box></draw:frame><draw:line draw:style-name="gr6" draw:text-style-name="P42" svg:x1="3.6965in" svg:y1="0.5736in" svg:x2="4.0512in" svg:y2="0.5681in"><text:p/></draw:line><draw:frame draw:style-name="gr5" draw:text-style-name="P41" svg:width="1.126in" svg:height="0.3551in" svg:x="0.0008in" svg:y="1.7102in"><draw:text-box><text:p text:style-name="P40"><text:span text:style-name="T28">E = 12 V</text:span></text:p></draw:text-box></draw:frame><draw:line draw:style-name="gr6" draw:text-style-name="P42" svg:x1="1.3508in" svg:y1="0.8681in" svg:x2="1.4508in" svg:y2="1.1681in"><text:p/></draw:line><draw:line draw:style-name="gr6" draw:text-style-name="P42" svg:x1="1.4508in" svg:y1="0.8673in" svg:x2="1.4512in" svg:y2="0.5772in"><text:p/></draw:line><draw:frame draw:style-name="gr5" draw:text-style-name="P41" svg:width="0.3551in" svg:height="0.3551in" svg:x="0.9642in" svg:y="0.8445in"><draw:text-box><text:p text:style-name="P40"><text:span text:style-name="T28">S</text:span></text:p></draw:text-box></draw:fram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En el moment t = 0 s, <text:span text:style-name="T21">es</text:span> <text:span text:style-name="T21">tanca</text:span> el contac<text:span text:style-name="T22">te</text:span> S.</text:p>
      <text:p text:style-name="P22">El gráfic que representa <text:span text:style-name="T21">el</text:span> corrent en funció del temp<text:span text:style-name="T21">s</text:span> <text:span text:style-name="T21">é</text:span>s el s<text:span text:style-name="T21">e</text:span>guent.</text:p>
      <text:p text:style-name="P22"/>
      <text:p text:style-name="P22"><draw:frame draw:style-name="fr3" draw:name="Object79" text:anchor-type="paragraph" svg:x="-0.2882in" svg:y="-0.0189in" svg:width="7.4984in" svg:height="3.7756in" draw:z-index="7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5086590953681615549" text:style-name="L17">
        <text:list-item>
          <text:p text:style-name="P36"><text:span text:style-name="T16">P</text:span><text:span text:style-name="T18">e</text:span><text:span text:style-name="T17">r a t = </text:span><text:span text:style-name="T18">8</text:span><text:span text:style-name="T17"> </text:span><text:span text:style-name="T16">s,</text:span><text:span text:style-name="T17"> </text:span><text:span text:style-name="T16">i</text:span><text:span text:style-name="T17">ndica la tensión ind</text:span><text:span text:style-name="T18">uïda</text:span><text:span text:style-name="T17"> en el inductor </text:span><text:span text:style-name="T18">i</text:span><text:span text:style-name="T16"> la tensió en la resistencia.</text:span></text:p>
        </text:list-item>
        <text:list-item>
          <text:p text:style-name="P34"><text:span text:style-name="T24">Fes</text:span><text:span text:style-name="T23"> un gr</text:span><text:span text:style-name="T25">à</text:span><text:span text:style-name="T23">fic a m</text:span><text:span text:style-name="T25">à</text:span><text:span text:style-name="T23"> al</text:span><text:span text:style-name="T25">ç</text:span><text:span text:style-name="T23">ada de l</text:span><text:span text:style-name="T25">e</text:span><text:span text:style-name="T23">s tensi</text:span><text:span text:style-name="T25">on</text:span><text:span text:style-name="T23">s en </text:span><text:span text:style-name="T25">el inductor</text:span><text:span text:style-name="T23"> </text:span><text:span text:style-name="T25">i</text:span><text:span text:style-name="T23"> la resist</text:span><text:span text:style-name="T25">è</text:span><text:span text:style-name="T23">ncia, en funció del temp</text:span><text:span text:style-name="T25">s</text:span><text:span text:style-name="T23">.</text:span></text:p>
        </text:list-item>
      </text:list>
      <text:p text:style-name="P35">Puntuació màxima 6 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1" svg:font-family="'Linux Libertine G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911795" officeooo:paragraph-rsid="00911795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91179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6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  <text:p text:style-name="MP4">recuperació examen del 30/01/25</text:p>
            </table:table-cell>
            <table:table-cell table:style-name="Table1.A1" office:value-type="string">
              <text:p text:style-name="MP5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6">27/02/25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2-26T21:42:53.517620062</dc:date>
    <meta:editing-duration>PT11H5M8S</meta:editing-duration>
    <meta:editing-cycles>88</meta:editing-cycles>
    <meta:document-statistic meta:table-count="1" meta:image-count="1" meta:object-count="2" meta:page-count="3" meta:paragraph-count="35" meta:word-count="215" meta:character-count="1344" meta:non-whitespace-character-count="10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46cm" svg:height="9.59cm" xlink:href="." xlink:type="simple" chart:class="chart:line" chart:style-name="ch1">
        <chart:legend chart:legend-position="end" svg:x="16.802cm" svg:y="4.496cm" style:legend-expansion="high" chart:style-name="ch2"/>
        <chart:plot-area chart:style-name="ch3" chart:data-source-has-labels="both" svg:x="0.38cm" svg:y="0.191cm" svg:width="16.042cm" svg:height="8.227cm">
          <chartooo:coordinate-region svg:x="1.001cm" svg:y="0.391cm" svg:width="15.234cm" svg:height="7.38cm"/>
          <chart:axis chart:dimension="x" chart:name="primary-x" chart:style-name="ch4" chartooo:axis-type="auto">
            <chartooo:date-scale/>
            <chart:title svg:x="7.457cm" svg:y="8.609cm" chart:style-name="ch5">
              <text:p>Temps t en s</text:p>
            </chart:title>
            <chart:categories table:cell-range-address="local-table.$A$2:.$A$32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B$2:.$B$32" chart:label-cell-address="local-table.$B$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en A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17523094249214">
                <text:p>2.175230942492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95615941388634">
                <text:p>3.956159413886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.41426032550205">
                <text:p>5.414260325502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60805238543256">
                <text:p>6.6080523854325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.58544665972454">
                <text:p>7.5854466597245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.3856694116453">
                <text:p>8.38566941164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.04083638932738">
                <text:p>9.0408363893273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57724174348004">
                <text:p>9.5772417434800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.0164133039601">
                <text:p>10.01641330396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3759765671552">
                <text:p>10.375976567155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.6703620690266">
                <text:p>10.67036206902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9113845331736">
                <text:p>10.911384533173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.1087170371667">
                <text:p>11.10871703716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.2702792271059">
                <text:p>11.270279227105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.4025551608208">
                <text:p>11.402555160820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.510853535872">
                <text:p>11.51085353587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.5995207462205">
                <text:p>11.599520746220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.6721153182745">
                <text:p>11.672115318274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.731550727046">
                <text:p>11.7315507270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7802123241309">
                <text:p>11.780212324130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.8200530702417">
                <text:p>11.820053070241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.8526719143764">
                <text:p>11.852671914376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1.8793779652553">
                <text:p>11.879377965255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.9012430304489">
                <text:p>11.901243030448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1.9191446317784">
                <text:p>11.919144631778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1.9338012233469">
                <text:p>11.933801223346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1.9458010256245">
                <text:p>11.945801025624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1.9556256328006">
                <text:p>11.955625632800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1.9636693408494">
                <text:p>11.96366934084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9702549720115">
                <text:p>11.9702549720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math xmlns="http://www.w3.org/1998/Math/MathML" display="block">
  <semantics>
    <mrow>
      <mn>10</mn>
      <msup>
        <mi mathvariant="italic">cm</mi>
        <mn>2</mn>
      </msup>
    </mrow>
    <annotation encoding="StarMath 5.0">10 cm^2</annotation>
  </semantics>
</math>
</file>